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Stage 4</text:p>
          </table:table-cell>
        </table:table-row>
        <table:table-row table:style-name="ro1">
          <table:table-cell office:value-type="string" calcext:value-type="string">
            <text:p>#asynchronous</text:p>
          </table:table-cell>
          <table:table-cell office:value-type="date" office:date-value="2015-10-08" calcext:value-type="date">
            <text:p>2015-10-08</text:p>
          </table:table-cell>
        </table:table-row>
        <table:table-row table:style-name="ro1">
          <table:table-cell office:value-type="string" calcext:value-type="string">
            <text:p>#typedarray</text:p>
          </table:table-cell>
          <table:table-cell office:value-type="date" office:date-value="2015-11-17" calcext:value-type="date">
            <text:p>2015-11-17</text:p>
          </table:table-cell>
        </table:table-row>
        <table:table-row table:style-name="ro1">
          <table:table-cell office:value-type="string" calcext:value-type="string">
            <text:p>#array</text:p>
          </table:table-cell>
          <table:table-cell office:value-type="date" office:date-value="2016-03-29" calcext:value-type="date">
            <text:p>2016-03-29</text:p>
          </table:table-cell>
        </table:table-row>
        <table:table-row table:style-name="ro1">
          <table:table-cell office:value-type="string" calcext:value-type="string">
            <text:p>#composition</text:p>
          </table:table-cell>
          <table:table-cell office:value-type="date" office:date-value="2016-05-25" calcext:value-type="date">
            <text:p>2016-05-25</text:p>
          </table:table-cell>
        </table:table-row>
        <table:table-row table:style-name="ro1">
          <table:table-cell office:value-type="string" calcext:value-type="string">
            <text:p>#string</text:p>
          </table:table-cell>
          <table:table-cell office:value-type="date" office:date-value="2016-05-25" calcext:value-type="date">
            <text:p>2016-05-25</text:p>
          </table:table-cell>
        </table:table-row>
        <table:table-row table:style-name="ro1">
          <table:table-cell office:value-type="string" calcext:value-type="string">
            <text:p>#transpilation</text:p>
          </table:table-cell>
          <table:table-cell office:value-type="date" office:date-value="2016-07-28" calcext:value-type="date">
            <text:p>2016-07-28</text:p>
          </table:table-cell>
        </table:table-row>
        <table:table-row table:style-name="ro1">
          <table:table-cell office:value-type="string" calcext:value-type="string">
            <text:p>#memory_management</text:p>
          </table:table-cell>
          <table:table-cell office:value-type="date" office:date-value="2017-02-09" calcext:value-type="date">
            <text:p>2017-02-09</text:p>
          </table:table-cell>
        </table:table-row>
        <table:table-row table:style-name="ro1">
          <table:table-cell office:value-type="string" calcext:value-type="string">
            <text:p>#extensibility</text:p>
          </table:table-cell>
          <table:table-cell office:value-type="date" office:date-value="2017-10-12" calcext:value-type="date">
            <text:p>2017-10-12</text:p>
          </table:table-cell>
        </table:table-row>
        <table:table-row table:style-name="ro1">
          <table:table-cell office:value-type="string" calcext:value-type="string">
            <text:p>#any_character</text:p>
          </table:table-cell>
          <table:table-cell office:value-type="date" office:date-value="2017-12-19" calcext:value-type="date">
            <text:p>2017-12-19</text:p>
          </table:table-cell>
        </table:table-row>
        <table:table-row table:style-name="ro1">
          <table:table-cell office:value-type="string" calcext:value-type="string">
            <text:p>#asynchronous</text:p>
          </table:table-cell>
          <table:table-cell office:value-type="date" office:date-value="2018-01-24" calcext:value-type="date">
            <text:p>2018-01-24</text:p>
          </table:table-cell>
        </table:table-row>
        <table:table-row table:style-name="ro1">
          <table:table-cell office:value-type="string" calcext:value-type="string">
            <text:p>#performance</text:p>
          </table:table-cell>
          <table:table-cell office:value-type="date" office:date-value="2018-01-24" calcext:value-type="date">
            <text:p>2018-01-24</text:p>
          </table:table-cell>
        </table:table-row>
        <table:table-row table:style-name="ro1">
          <table:table-cell office:value-type="string" calcext:value-type="string">
            <text:p>#regex</text:p>
          </table:table-cell>
          <table:table-cell office:value-type="date" office:date-value="2018-01-24" calcext:value-type="date">
            <text:p>2018-01-24</text:p>
          </table:table-cell>
        </table:table-row>
        <table:table-row table:style-name="ro1">
          <table:table-cell office:value-type="string" calcext:value-type="string">
            <text:p>#regex</text:p>
          </table:table-cell>
          <table:table-cell office:value-type="date" office:date-value="2018-01-24" calcext:value-type="date">
            <text:p>2018-01-24</text:p>
          </table:table-cell>
        </table:table-row>
        <table:table-row table:style-name="ro1">
          <table:table-cell office:value-type="string" calcext:value-type="string">
            <text:p>#promise</text:p>
          </table:table-cell>
          <table:table-cell office:value-type="date" office:date-value="2018-01-25" calcext:value-type="date">
            <text:p>2018-01-25</text:p>
          </table:table-cell>
        </table:table-row>
        <table:table-row table:style-name="ro1">
          <table:table-cell office:value-type="string" calcext:value-type="string">
            <text:p>#destructuring</text:p>
          </table:table-cell>
          <table:table-cell office:value-type="date" office:date-value="2018-02-13" calcext:value-type="date">
            <text:p>2018-02-13</text:p>
          </table:table-cell>
        </table:table-row>
        <table:table-row table:style-name="ro1">
          <table:table-cell office:value-type="string" calcext:value-type="string">
            <text:p>#error</text:p>
          </table:table-cell>
          <table:table-cell office:value-type="date" office:date-value="2018-05-22" calcext:value-type="date">
            <text:p>2018-05-22</text:p>
          </table:table-cell>
        </table:table-row>
        <table:table-row table:style-name="ro1">
          <table:table-cell office:value-type="string" calcext:value-type="string">
            <text:p>#parse</text:p>
          </table:table-cell>
          <table:table-cell office:value-type="date" office:date-value="2018-05-22" calcext:value-type="date">
            <text:p>2018-05-22</text:p>
          </table:table-cell>
        </table:table-row>
        <table:table-row table:style-name="ro1">
          <table:table-cell office:value-type="string" calcext:value-type="string">
            <text:p>#property</text:p>
          </table:table-cell>
          <table:table-cell office:value-type="date" office:date-value="2018-11-28" calcext:value-type="date">
            <text:p>2018-11-28</text:p>
          </table:table-cell>
        </table:table-row>
        <table:table-row table:style-name="ro1">
          <table:table-cell office:value-type="string" calcext:value-type="string">
            <text:p>#strict_mode</text:p>
          </table:table-cell>
          <table:table-cell office:value-type="date" office:date-value="2018-11-28" calcext:value-type="date">
            <text:p>2018-11-28</text:p>
          </table:table-cell>
        </table:table-row>
        <table:table-row table:style-name="ro1">
          <table:table-cell office:value-type="string" calcext:value-type="string">
            <text:p>#iterator</text:p>
          </table:table-cell>
          <table:table-cell office:value-type="date" office:date-value="2019-01-29" calcext:value-type="date">
            <text:p>2019-01-29</text:p>
          </table:table-cell>
        </table:table-row>
        <table:table-row table:style-name="ro1">
          <table:table-cell office:value-type="string" calcext:value-type="string">
            <text:p>#json</text:p>
          </table:table-cell>
          <table:table-cell office:value-type="date" office:date-value="2019-01-29" calcext:value-type="date">
            <text:p>2019-01-29</text:p>
          </table:table-cell>
        </table:table-row>
        <table:table-row table:style-name="ro1">
          <table:table-cell office:value-type="string" calcext:value-type="string">
            <text:p>#object_transformation</text:p>
          </table:table-cell>
          <table:table-cell office:value-type="date" office:date-value="2019-01-29" calcext:value-type="date">
            <text:p>2019-01-29</text:p>
          </table:table-cell>
        </table:table-row>
        <table:table-row table:style-name="ro1">
          <table:table-cell office:value-type="string" calcext:value-type="string">
            <text:p>#performance</text:p>
          </table:table-cell>
          <table:table-cell office:value-type="date" office:date-value="2019-03-26" calcext:value-type="date">
            <text:p>2019-03-26</text:p>
          </table:table-cell>
        </table:table-row>
        <table:table-row table:style-name="ro1">
          <table:table-cell office:value-type="string" calcext:value-type="string">
            <text:p>#performance</text:p>
          </table:table-cell>
          <table:table-cell office:value-type="date" office:date-value="2019-06-20" calcext:value-type="date">
            <text:p>2019-06-20</text:p>
          </table:table-cell>
        </table:table-row>
        <table:table-row table:style-name="ro1">
          <table:table-cell office:value-type="string" calcext:value-type="string">
            <text:p>#asynchronous</text:p>
          </table:table-cell>
          <table:table-cell office:value-type="date" office:date-value="2019-07-24" calcext:value-type="date">
            <text:p>2019-07-24</text:p>
          </table:table-cell>
        </table:table-row>
        <table:table-row table:style-name="ro1">
          <table:table-cell office:value-type="string" calcext:value-type="string">
            <text:p>#arithmetic</text:p>
          </table:table-cell>
          <table:table-cell office:value-type="date" office:date-value="2019-09-30" calcext:value-type="date">
            <text:p>2019-09-30</text:p>
          </table:table-cell>
        </table:table-row>
        <table:table-row table:style-name="ro1">
          <table:table-cell office:value-type="string" calcext:value-type="string">
            <text:p>#windowproxy</text:p>
          </table:table-cell>
          <table:table-cell office:value-type="date" office:date-value="2019-10-01" calcext:value-type="date">
            <text:p>2019-10-01</text:p>
          </table:table-cell>
        </table:table-row>
        <table:table-row table:style-name="ro1">
          <table:table-cell office:value-type="string" calcext:value-type="string">
            <text:p>#access</text:p>
          </table:table-cell>
          <table:table-cell office:value-type="date" office:date-value="2019-12-06" calcext:value-type="date">
            <text:p>2019-12-06</text:p>
          </table:table-cell>
        </table:table-row>
        <table:table-row table:style-name="ro1">
          <table:table-cell office:value-type="string" calcext:value-type="string">
            <text:p>#formatting</text:p>
          </table:table-cell>
          <table:table-cell office:value-type="date" office:date-value="2019-12-30" calcext:value-type="date">
            <text:p>2019-12-30</text:p>
          </table:table-cell>
        </table:table-row>
        <table:table-row table:style-name="ro1">
          <table:table-cell office:value-type="string" calcext:value-type="string">
            <text:p>#default_value</text:p>
          </table:table-cell>
          <table:table-cell office:value-type="date" office:date-value="2020-01-21" calcext:value-type="date">
            <text:p>2020-01-21</text:p>
          </table:table-cell>
        </table:table-row>
        <table:table-row table:style-name="ro1">
          <table:table-cell office:value-type="string" calcext:value-type="string">
            <text:p>#iterator</text:p>
          </table:table-cell>
          <table:table-cell office:value-type="date" office:date-value="2020-02-11" calcext:value-type="date">
            <text:p>2020-02-11</text:p>
          </table:table-cell>
        </table:table-row>
        <table:table-row table:style-name="ro1">
          <table:table-cell office:value-type="string" calcext:value-type="string">
            <text:p>#host_environment</text:p>
          </table:table-cell>
          <table:table-cell office:value-type="date" office:date-value="2020-05-01" calcext:value-type="date">
            <text:p>2020-05-01</text:p>
          </table:table-cell>
        </table:table-row>
        <table:table-row table:style-name="ro1">
          <table:table-cell office:value-type="string" calcext:value-type="string">
            <text:p>#performance</text:p>
          </table:table-cell>
          <table:table-cell office:value-type="date" office:date-value="2020-06-27" calcext:value-type="date">
            <text:p>2020-06-27</text:p>
          </table:table-cell>
        </table:table-row>
        <table:table-row table:style-name="ro1">
          <table:table-cell office:value-type="string" calcext:value-type="string">
            <text:p>#asynchronous</text:p>
          </table:table-cell>
          <table:table-cell office:value-type="date" office:date-value="2020-07-21" calcext:value-type="date">
            <text:p>2020-07-21</text:p>
          </table:table-cell>
        </table:table-row>
        <table:table-row table:style-name="ro1">
          <table:table-cell office:value-type="string" calcext:value-type="string">
            <text:p>#performance</text:p>
          </table:table-cell>
          <table:table-cell office:value-type="date" office:date-value="2020-07-21" calcext:value-type="date">
            <text:p>2020-07-21</text:p>
          </table:table-cell>
        </table:table-row>
        <table:table-row table:style-name="ro1">
          <table:table-cell office:value-type="string" calcext:value-type="string">
            <text:p>#bigint</text:p>
          </table:table-cell>
          <table:table-cell office:value-type="date" office:date-value="2020-07-23" calcext:value-type="date">
            <text:p>2020-07-23</text:p>
          </table:table-cell>
        </table:table-row>
        <table:table-row table:style-name="ro1">
          <table:table-cell office:value-type="string" calcext:value-type="string">
            <text:p>#iterator</text:p>
          </table:table-cell>
          <table:table-cell office:value-type="date" office:date-value="2020-12-16" calcext:value-type="date">
            <text:p>2020-12-16</text:p>
          </table:table-cell>
        </table:table-row>
        <table:table-row table:style-name="ro1">
          <table:table-cell office:value-type="string" calcext:value-type="string">
            <text:p>#promises</text:p>
          </table:table-cell>
          <table:table-cell office:value-type="date" office:date-value="2021-05-25" calcext:value-type="date">
            <text:p>2021-05-25</text:p>
          </table:table-cell>
        </table:table-row>
        <table:table-row table:style-name="ro1">
          <table:table-cell office:value-type="string" calcext:value-type="string">
            <text:p>#class</text:p>
          </table:table-cell>
          <table:table-cell office:value-type="date" office:date-value="2021-06-10" calcext:value-type="date">
            <text:p>2021-06-10</text:p>
          </table:table-cell>
        </table:table-row>
        <table:table-row table:style-name="ro1">
          <table:table-cell office:value-type="string" calcext:value-type="string">
            <text:p>#performance</text:p>
          </table:table-cell>
          <table:table-cell office:value-type="date" office:date-value="2021-06-10" calcext:value-type="date">
            <text:p>2021-06-10</text:p>
          </table:table-cell>
        </table:table-row>
        <table:table-row table:style-name="ro1">
          <table:table-cell office:value-type="string" calcext:value-type="string">
            <text:p>#class</text:p>
          </table:table-cell>
          <table:table-cell office:value-type="date" office:date-value="2021-07-15" calcext:value-type="date">
            <text:p>2021-07-15</text:p>
          </table:table-cell>
        </table:table-row>
        <table:table-row table:style-name="ro1">
          <table:table-cell office:value-type="string" calcext:value-type="string">
            <text:p>#class</text:p>
          </table:table-cell>
          <table:table-cell office:value-type="date" office:date-value="2021-08-31" calcext:value-type="date">
            <text:p>2021-08-31</text:p>
          </table:table-cell>
        </table:table-row>
        <table:table-row table:style-name="ro1">
          <table:table-cell office:value-type="string" calcext:value-type="string">
            <text:p>#inheritance</text:p>
          </table:table-cell>
          <table:table-cell office:value-type="date" office:date-value="2021-08-31" calcext:value-type="date">
            <text:p>2021-08-31</text:p>
          </table:table-cell>
        </table:table-row>
        <table:table-row table:style-name="ro1">
          <table:table-cell office:value-type="string" calcext:value-type="string">
            <text:p>#debug</text:p>
          </table:table-cell>
          <table:table-cell office:value-type="date" office:date-value="2021-10-26" calcext:value-type="date">
            <text:p>2021-10-26</text:p>
          </table:table-cell>
        </table:table-row>
        <table:table-row table:style-name="ro1">
          <table:table-cell office:value-type="string" calcext:value-type="string">
            <text:p>#arithmetic</text:p>
          </table:table-cell>
          <table:table-cell office:value-type="date" office:date-value="2022-01-24" calcext:value-type="date">
            <text:p>2022-01-24</text:p>
          </table:table-cell>
        </table:table-row>
        <table:table-row table:style-name="ro1">
          <table:table-cell office:value-type="string" calcext:value-type="string">
            <text:p>#typedarray</text:p>
          </table:table-cell>
          <table:table-cell office:value-type="date" office:date-value="2022-01-24" calcext:value-type="date">
            <text:p>2022-01-24</text:p>
          </table:table-cell>
        </table:table-row>
        <table:table-row table:style-name="ro1">
          <table:table-cell office:value-type="string" calcext:value-type="string">
            <text:p>#performance</text:p>
          </table:table-cell>
          <table:table-cell office:value-type="date" office:date-value="2022-06-06" calcext:value-type="date">
            <text:p>2022-06-06</text:p>
          </table:table-cell>
        </table:table-row>
        <table:table-row table:style-name="ro1">
          <table:table-cell office:value-type="string" calcext:value-type="string">
            <text:p>#grammar</text:p>
          </table:table-cell>
          <table:table-cell office:value-type="date" office:date-value="2022-07-20" calcext:value-type="date">
            <text:p>2022-07-20</text:p>
          </table:table-cell>
        </table:table-row>
        <table:table-row table:style-name="ro1">
          <table:table-cell office:value-type="string" calcext:value-type="string">
            <text:p>#tuples</text:p>
          </table:table-cell>
          <table:table-cell office:value-type="date" office:date-value="2023-01-30" calcext:value-type="date">
            <text:p>2023-01-30</text:p>
          </table:table-cell>
        </table:table-row>
        <table:table-row table:style-name="ro1">
          <table:table-cell office:value-type="string" calcext:value-type="string">
            <text:p>#typedarray</text:p>
          </table:table-cell>
          <table:table-cell office:value-type="date" office:date-value="2023-03-05" calcext:value-type="date">
            <text:p>2023-03-05</text:p>
          </table:table-cell>
        </table:table-row>
        <table:table-row table:style-name="ro1">
          <table:table-cell office:value-type="string" calcext:value-type="string">
            <text:p>#concurrency</text:p>
          </table:table-cell>
          <table:table-cell office:value-type="date" office:date-value="2023-05-15" calcext:value-type="date">
            <text:p>2023-05-15</text:p>
          </table:table-cell>
        </table:table-row>
        <table:table-row table:style-name="ro1">
          <table:table-cell office:value-type="string" calcext:value-type="string">
            <text:p>#performance</text:p>
          </table:table-cell>
          <table:table-cell office:value-type="date" office:date-value="2023-05-15" calcext:value-type="date">
            <text:p>2023-05-15</text:p>
          </table:table-cell>
        </table:table-row>
        <table:table-row table:style-name="ro1">
          <table:table-cell office:value-type="string" calcext:value-type="string">
            <text:p>#set</text:p>
          </table:table-cell>
          <table:table-cell office:value-type="date" office:date-value="2023-05-16" calcext:value-type="date">
            <text:p>2023-05-16</text:p>
          </table:table-cell>
        </table:table-row>
        <table:table-row table:style-name="ro1">
          <table:table-cell office:value-type="string" calcext:value-type="string">
            <text:p>#iterator</text:p>
          </table:table-cell>
          <table:table-cell office:value-type="date" office:date-value="2023-10-24" calcext:value-type="date">
            <text:p>2023-10-24</text:p>
          </table:table-cell>
        </table:table-row>
        <table:table-row table:style-name="ro1">
          <table:table-cell office:value-type="string" calcext:value-type="string">
            <text:p>#iterator</text:p>
          </table:table-cell>
          <table:table-cell office:value-type="date" office:date-value="2023-11-27" calcext:value-type="date">
            <text:p>2023-11-27</text:p>
          </table:table-cell>
        </table:table-row>
        <table:table-row table:style-name="ro1">
          <table:table-cell office:value-type="string" calcext:value-type="string">
            <text:p>#error_handling</text:p>
          </table:table-cell>
          <table:table-cell office:value-type="date" office:date-value="2023-12-12" calcext:value-type="date">
            <text:p>2023-12-12</text:p>
          </table:table-cell>
        </table:table-row>
        <table:table-row table:style-name="ro1">
          <table:table-cell office:value-type="string" calcext:value-type="string">
            <text:p>#set</text:p>
          </table:table-cell>
          <table:table-cell office:value-type="date" office:date-value="2024-06-25" calcext:value-type="date">
            <text:p>2024-06-25</text:p>
          </table:table-cell>
        </table:table-row>
        <table:table-row table:style-name="ro1">
          <table:table-cell office:value-type="string" calcext:value-type="string">
            <text:p>#performance</text:p>
          </table:table-cell>
          <table:table-cell office:value-type="date" office:date-value="2024-07-12" calcext:value-type="date">
            <text:p>2024-07-12</text:p>
          </table:table-cell>
        </table:table-row>
        <table:table-row table:style-name="ro1">
          <table:table-cell office:value-type="string" calcext:value-type="string">
            <text:p>#helper</text:p>
          </table:table-cell>
          <table:table-cell office:value-type="date" office:date-value="2024-10-08" calcext:value-type="date">
            <text:p>2024-10-08</text:p>
          </table:table-cell>
        </table:table-row>
        <table:table-row table:style-name="ro1">
          <table:table-cell office:value-type="string" calcext:value-type="string">
            <text:p>#regex</text:p>
          </table:table-cell>
          <table:table-cell office:value-type="date" office:date-value="2024-10-08" calcext:value-type="date">
            <text:p>2024-10-08</text:p>
          </table:table-cell>
        </table:table-row>
        <table:table-row table:style-name="ro1">
          <table:table-cell office:value-type="string" calcext:value-type="string">
            <text:p>#security</text:p>
          </table:table-cell>
          <table:table-cell office:value-type="date" office:date-value="2024-10-08" calcext:value-type="date">
            <text:p>2024-10-08</text:p>
          </table:table-cell>
        </table:table-row>
        <table:table-row table:style-name="ro1">
          <table:table-cell office:value-type="string" calcext:value-type="string">
            <text:p>#error_handling</text:p>
          </table:table-cell>
          <table:table-cell office:value-type="date" office:date-value="2024-10-09" calcext:value-type="date">
            <text:p>2024-10-09</text:p>
          </table:table-cell>
        </table:table-row>
        <table:table-row table:style-name="ro1">
          <table:table-cell office:value-type="string" calcext:value-type="string">
            <text:p>#module_specifier</text:p>
          </table:table-cell>
          <table:table-cell office:value-type="date" office:date-value="2024-12-12" calcext:value-type="date">
            <text:p>2024-12-12</text:p>
          </table:table-cell>
        </table:table-row>
        <table:table-row table:style-name="ro1">
          <table:table-cell office:value-type="string" calcext:value-type="string">
            <text:p>#string</text:p>
          </table:table-cell>
          <table:table-cell office:value-type="date" office:date-value="2025-02-18" calcext:value-type="date">
            <text:p>2025-02-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3:55:03.560815965</meta:creation-date>
    <dc:date>2025-04-24T13:55:13.081138261</dc:date>
    <meta:editing-duration>PT9S</meta:editing-duration>
    <meta:editing-cycles>1</meta:editing-cycles>
    <meta:document-statistic meta:table-count="1" meta:cell-count="130" meta:object-count="0"/>
    <meta:generator>LibreOffice/24.8.6.2$Linux_X86_64 LibreOffice_project/480$Build-2</meta:generator>
  </office:meta>
</office:document-meta>
</file>